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RF</text:p>
          </table:table-cell>
        </table:table-row>
        <table:table-row table:style-name="ro1">
          <table:table-cell office:value-type="float" office:value="0.84380952381" calcext:value-type="float">
            <text:p>0.8438095238</text:p>
          </table:table-cell>
          <table:table-cell office:value-type="float" office:value="0.821904761905" calcext:value-type="float">
            <text:p>0.8219047619</text:p>
          </table:table-cell>
        </table:table-row>
        <table:table-row table:style-name="ro1">
          <table:table-cell office:value-type="float" office:value="0.842380952381" calcext:value-type="float">
            <text:p>0.8423809524</text:p>
          </table:table-cell>
          <table:table-cell office:value-type="float" office:value="0.823333333333" calcext:value-type="float">
            <text:p>0.8233333333</text:p>
          </table:table-cell>
        </table:table-row>
        <table:table-row table:style-name="ro1">
          <table:table-cell office:value-type="float" office:value="0.840952380952" calcext:value-type="float">
            <text:p>0.840952381</text:p>
          </table:table-cell>
          <table:table-cell office:value-type="float" office:value="0.82619047619" calcext:value-type="float">
            <text:p>0.8261904762</text:p>
          </table:table-cell>
        </table:table-row>
        <table:table-row table:style-name="ro1">
          <table:table-cell office:value-type="float" office:value="0.844761904762" calcext:value-type="float">
            <text:p>0.8447619048</text:p>
          </table:table-cell>
          <table:table-cell office:value-type="float" office:value="0.83380952381" calcext:value-type="float">
            <text:p>0.8338095238</text:p>
          </table:table-cell>
        </table:table-row>
        <table:table-row table:style-name="ro1">
          <table:table-cell office:value-type="float" office:value="0.849523809524" calcext:value-type="float">
            <text:p>0.8495238095</text:p>
          </table:table-cell>
          <table:table-cell office:value-type="float" office:value="0.829523809524" calcext:value-type="float">
            <text:p>0.8295238095</text:p>
          </table:table-cell>
        </table:table-row>
        <table:table-row table:style-name="ro1">
          <table:table-cell office:value-type="float" office:value="0.844761904762" calcext:value-type="float">
            <text:p>0.8447619048</text:p>
          </table:table-cell>
          <table:table-cell office:value-type="float" office:value="0.836666666667" calcext:value-type="float">
            <text:p>0.8366666667</text:p>
          </table:table-cell>
        </table:table-row>
        <table:table-row table:style-name="ro1">
          <table:table-cell office:value-type="float" office:value="0.851904761905" calcext:value-type="float">
            <text:p>0.8519047619</text:p>
          </table:table-cell>
          <table:table-cell office:value-type="float" office:value="0.828571428571" calcext:value-type="float">
            <text:p>0.8285714286</text:p>
          </table:table-cell>
        </table:table-row>
        <table:table-row table:style-name="ro1">
          <table:table-cell office:value-type="float" office:value="0.831428571429" calcext:value-type="float">
            <text:p>0.8314285714</text:p>
          </table:table-cell>
          <table:table-cell office:value-type="float" office:value="0.822857142857" calcext:value-type="float">
            <text:p>0.8228571429</text:p>
          </table:table-cell>
        </table:table-row>
        <table:table-row table:style-name="ro1">
          <table:table-cell office:value-type="float" office:value="0.843333333333" calcext:value-type="float">
            <text:p>0.8433333333</text:p>
          </table:table-cell>
          <table:table-cell office:value-type="float" office:value="0.83" calcext:value-type="float">
            <text:p>0.83</text:p>
          </table:table-cell>
        </table:table-row>
        <table:table-row table:style-name="ro1">
          <table:table-cell office:value-type="float" office:value="0.842857142857" calcext:value-type="float">
            <text:p>0.8428571429</text:p>
          </table:table-cell>
          <table:table-cell office:value-type="float" office:value="0.813333333333" calcext:value-type="float">
            <text:p>0.8133333333</text:p>
          </table:table-cell>
        </table:table-row>
        <table:table-row table:style-name="ro1">
          <table:table-cell office:value-type="float" office:value="0.868095238095" calcext:value-type="float">
            <text:p>0.8680952381</text:p>
          </table:table-cell>
          <table:table-cell office:value-type="float" office:value="0.834285714286" calcext:value-type="float">
            <text:p>0.8342857143</text:p>
          </table:table-cell>
        </table:table-row>
        <table:table-row table:style-name="ro1">
          <table:table-cell office:value-type="float" office:value="0.832857142857" calcext:value-type="float">
            <text:p>0.8328571429</text:p>
          </table:table-cell>
          <table:table-cell office:value-type="float" office:value="0.837619047619" calcext:value-type="float">
            <text:p>0.8376190476</text:p>
          </table:table-cell>
        </table:table-row>
        <table:table-row table:style-name="ro1">
          <table:table-cell office:value-type="float" office:value="0.84619047619" calcext:value-type="float">
            <text:p>0.8461904762</text:p>
          </table:table-cell>
          <table:table-cell office:value-type="float" office:value="0.818095238095" calcext:value-type="float">
            <text:p>0.8180952381</text:p>
          </table:table-cell>
        </table:table-row>
        <table:table-row table:style-name="ro1">
          <table:table-cell office:value-type="float" office:value="0.838095238095" calcext:value-type="float">
            <text:p>0.8380952381</text:p>
          </table:table-cell>
          <table:table-cell office:value-type="float" office:value="0.822857142857" calcext:value-type="float">
            <text:p>0.8228571429</text:p>
          </table:table-cell>
        </table:table-row>
        <table:table-row table:style-name="ro1">
          <table:table-cell office:value-type="float" office:value="0.848095238095" calcext:value-type="float">
            <text:p>0.8480952381</text:p>
          </table:table-cell>
          <table:table-cell office:value-type="float" office:value="0.835714285714" calcext:value-type="float">
            <text:p>0.8357142857</text:p>
          </table:table-cell>
        </table:table-row>
        <table:table-row table:style-name="ro1">
          <table:table-cell office:value-type="float" office:value="0.848571428571" calcext:value-type="float">
            <text:p>0.8485714286</text:p>
          </table:table-cell>
          <table:table-cell office:value-type="float" office:value="0.814761904762" calcext:value-type="float">
            <text:p>0.8147619048</text:p>
          </table:table-cell>
        </table:table-row>
        <table:table-row table:style-name="ro1">
          <table:table-cell office:value-type="float" office:value="0.851904761905" calcext:value-type="float">
            <text:p>0.8519047619</text:p>
          </table:table-cell>
          <table:table-cell office:value-type="float" office:value="0.828095238095" calcext:value-type="float">
            <text:p>0.8280952381</text:p>
          </table:table-cell>
        </table:table-row>
        <table:table-row table:style-name="ro1">
          <table:table-cell office:value-type="float" office:value="0.845238095238" calcext:value-type="float">
            <text:p>0.8452380952</text:p>
          </table:table-cell>
          <table:table-cell office:value-type="float" office:value="0.83" calcext:value-type="float">
            <text:p>0.83</text:p>
          </table:table-cell>
        </table:table-row>
        <table:table-row table:style-name="ro1">
          <table:table-cell office:value-type="float" office:value="0.840476190476" calcext:value-type="float">
            <text:p>0.8404761905</text:p>
          </table:table-cell>
          <table:table-cell office:value-type="float" office:value="0.834761904762" calcext:value-type="float">
            <text:p>0.8347619048</text:p>
          </table:table-cell>
        </table:table-row>
        <table:table-row table:style-name="ro1">
          <table:table-cell office:value-type="float" office:value="0.825714285714" calcext:value-type="float">
            <text:p>0.8257142857</text:p>
          </table:table-cell>
          <table:table-cell office:value-type="float" office:value="0.823333333333" calcext:value-type="float">
            <text:p>0.8233333333</text:p>
          </table:table-cell>
        </table:table-row>
        <table:table-row table:style-name="ro1">
          <table:table-cell office:value-type="float" office:value="0.84619047619" calcext:value-type="float">
            <text:p>0.8461904762</text:p>
          </table:table-cell>
          <table:table-cell office:value-type="float" office:value="0.819047619048" calcext:value-type="float">
            <text:p>0.819047619</text:p>
          </table:table-cell>
        </table:table-row>
        <table:table-row table:style-name="ro1">
          <table:table-cell office:value-type="float" office:value="0.83619047619" calcext:value-type="float">
            <text:p>0.8361904762</text:p>
          </table:table-cell>
          <table:table-cell office:value-type="float" office:value="0.822380952381" calcext:value-type="float">
            <text:p>0.8223809524</text:p>
          </table:table-cell>
        </table:table-row>
        <table:table-row table:style-name="ro1">
          <table:table-cell office:value-type="float" office:value="0.844761904762" calcext:value-type="float">
            <text:p>0.8447619048</text:p>
          </table:table-cell>
          <table:table-cell office:value-type="float" office:value="0.837142857143" calcext:value-type="float">
            <text:p>0.8371428571</text:p>
          </table:table-cell>
        </table:table-row>
        <table:table-row table:style-name="ro1">
          <table:table-cell office:value-type="float" office:value="0.842857142857" calcext:value-type="float">
            <text:p>0.8428571429</text:p>
          </table:table-cell>
          <table:table-cell office:value-type="float" office:value="0.829047619048" calcext:value-type="float">
            <text:p>0.829047619</text:p>
          </table:table-cell>
        </table:table-row>
        <table:table-row table:style-name="ro1">
          <table:table-cell office:value-type="float" office:value="0.852380952381" calcext:value-type="float">
            <text:p>0.8523809524</text:p>
          </table:table-cell>
          <table:table-cell office:value-type="float" office:value="0.828095238095" calcext:value-type="float">
            <text:p>0.828095238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formula="of:=AVERAGE([.A2:.A26])" office:value-type="float" office:value="0.84413333333324" calcext:value-type="float">
            <text:p>0.8441333333</text:p>
          </table:table-cell>
          <table:table-cell table:formula="of:=AVERAGE([.B2:.B26])" office:value-type="float" office:value="0.82725714285712" calcext:value-type="float">
            <text:p>0.827257142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7T01:08:27.220379291</meta:creation-date>
    <dc:date>2016-07-28T10:55:33.537972748</dc:date>
    <meta:editing-duration>P1DT9H1M45S</meta:editing-duration>
    <meta:editing-cycles>1</meta:editing-cycles>
    <meta:document-statistic meta:table-count="1" meta:cell-count="54" meta:object-count="0"/>
    <meta:generator>LibreOffice/4.2.8.2$Linux_x86 LibreOffice_project/420m0$Build-2</meta:generator>
  </office:meta>
</office:document-meta>
</file>